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ac9ed" officeooo:paragraph-rsid="001ac9ed"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ac9ed" officeooo:paragraph-rsid="001ac9ed"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1d19b1" officeooo:paragraph-rsid="001d19b1"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4pt" fo:font-weight="bold" officeooo:rsid="001ac9ed" officeooo:paragraph-rsid="001ac9ed"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ef3de" officeooo:paragraph-rsid="001ef3de"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normal" officeooo:rsid="001d19b1" officeooo:paragraph-rsid="001ef3de"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2pt" fo:font-weight="bold" officeooo:rsid="001ac9ed" officeooo:paragraph-rsid="001ac9e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1ac9ed" officeooo:paragraph-rsid="001ac9e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d19b1" officeooo:paragraph-rsid="001ac9e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d19b1" officeooo:paragraph-rsid="001d19b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d19b1" officeooo:paragraph-rsid="001ef3d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ef3de" officeooo:paragraph-rsid="001ef3d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bold" officeooo:rsid="001d19b1" officeooo:paragraph-rsid="001d19b1"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1ef3de" officeooo:paragraph-rsid="001ef3de" style:font-size-asian="10.5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officeooo:rsid="001d19b1" style:font-size-asian="10.5pt" style:font-size-complex="12pt"/>
    </style:style>
    <style:style style:name="T3" style:family="text">
      <style:text-properties fo:font-size="12pt" officeooo:rsid="001ef3de" style:font-size-asian="10.5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bc145" style:font-size-asian="10.5pt" style:font-weight-asian="normal" style:font-size-complex="12pt" style:font-weight-complex="normal"/>
    </style:style>
    <style:style style:name="T6" style:family="text">
      <style:text-properties fo:font-size="12pt" fo:font-weight="normal" officeooo:rsid="001d19b1" style:font-size-asian="10.5pt" style:font-weight-asian="normal" style:font-size-complex="12pt" style:font-weight-complex="normal"/>
    </style:style>
    <style:style style:name="T7" style:family="text">
      <style:text-properties officeooo:rsid="001d19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ffective Java</text:p>
      <text:p text:style-name="P1"/>
      <text:p text:style-name="P3">I. Creation tips</text:p>
      <text:p text:style-name="P2"/>
      <text:p text:style-name="P7"><text:span text:style-name="T7">1.</text:span><text:tab/>Consider using a static factory instead a constructor</text:p>
      <text:p text:style-name="P4">-<text:tab/><text:span text:style-name="T4">unlike constructors, they have meaningful names</text:span></text:p>
      <text:p text:style-name="P8">-<text:tab/>a static factory does not necessary return an object</text:p>
      <text:p text:style-name="P8">-<text:tab/>can return any subtype of the expected object</text:p>
      <text:p text:style-name="P8"/>
      <text:p text:style-name="P4"><text:span text:style-name="T2">2.</text:span><text:span text:style-name="T4"><text:tab/></text:span><text:span text:style-name="T1">Consider using a builder when having a constructor with too many parameters</text:span></text:p>
      <text:p text:style-name="P4"><text:span text:style-name="T1">-<text:tab/></text:span><text:span text:style-name="T5">this is good when you have constructors with several optional parameters. Normally you should have a constructor for any combination of optional parameters.</text:span></text:p>
      <text:p text:style-name="P4"><text:span text:style-name="T5">-<text:tab/></text:span><text:span text:style-name="T6">make a public static Builder in the class</text:span></text:p>
      <text:p text:style-name="P9">-<text:tab/>make the constructor of the class</text:p>
      <text:p text:style-name="P9"/>
      <text:p text:style-name="P13">3. <text:tab/>Consider using singleton</text:p>
      <text:p text:style-name="P10">-<text:tab/>make the constructor private</text:p>
      <text:p text:style-name="P10">-<text:tab/>you can make a attribute with the instance</text:p>
      <text:p text:style-name="P10">-<text:tab/>you can make a method which retrieves the instance</text:p>
      <text:p text:style-name="P6"><text:span text:style-name="T1">-<text:tab/>you can use a enum: “</text:span><text:span text:style-name="T3">This approach is functionally equivalent to the public field approach, except that it is more concise, provides the serialization machinery for free, and provides an ironclad guarantee against multiple instantiation, even in the face of sophisticated serialization or reflection attacks. While this approach has yet to be widely adopted, a single-element enum type is the best way to implement a singleton.</text:span><text:span text:style-name="T1">”</text:span></text:p>
      <text:p text:style-name="P11"/>
      <text:p text:style-name="P14">4. <text:tab/>Prevent instability with private constructor for utility classes</text:p>
      <text:p text:style-name="P14">5.<text:tab/>Avoid creating unnecessary objects</text:p>
      <text:p text:style-name="P5"><text:span text:style-name="T1">-<text:tab/></text:span><text:span text:style-name="T4">an object can be always reused if it’s immutable</text:span></text:p>
      <text:p text:style-name="P12">- <text:tab/>use String pool</text:p>
      <text:p text:style-name="P12">-<text:tab/>use Calendar instead of new Date()</text:p>
      <text:p text:style-name="P12">- <text:tab/>use primitives instead of boxed primitives</text:p>
      <text:p text:style-name="P14">6.<text:tab/>Eliminate obsolete object references</text:p>
      <text:p text:style-name="P5"><text:span text:style-name="T1">-<text:tab/></text:span><text:span text:style-name="T4">prevent memory leaks</text:span></text:p>
      <text:p text:style-name="P1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9:09:34.877635192</meta:creation-date>
    <dc:date>2016-11-05T22:10:15.252309675</dc:date>
    <meta:editing-duration>PT2H19M29S</meta:editing-duration>
    <meta:editing-cycles>1</meta:editing-cycles>
    <meta:generator>LibreOffice/5.1.4.2$Linux_X86_64 LibreOffice_project/10m0$Build-2</meta:generator>
    <meta:document-statistic meta:table-count="0" meta:image-count="0" meta:object-count="0" meta:page-count="1" meta:paragraph-count="24" meta:word-count="239" meta:character-count="1450" meta:non-whitespace-character-count="1229"/>
  </office:meta>
</office:document-meta>
</file>